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Cq_18S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Cq_LincSurv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7.68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5.94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9.00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8.37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4.01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32.82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7.37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5.13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9.24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8.65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3.95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33.12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7.54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5.44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9.39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8.30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LincSurv</text:p>
          </table:table-cell>
          <table:table-cell office:value-type="string" calcext:value-type="string">
            <text:p>23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cSurv</text:p>
          </table:table-cell>
          <table:table-cell office:value-type="string" calcext:value-type="string">
            <text:p>32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22:21:27.677684890</meta:creation-date>
    <dc:date>2020-08-26T22:27:35.988323382</dc:date>
    <meta:editing-duration>PT6M8S</meta:editing-duration>
    <meta:editing-cycles>1</meta:editing-cycles>
    <meta:document-statistic meta:table-count="1" meta:cell-count="86" meta:object-count="0"/>
    <meta:generator>LibreOffice/6.4.4.2$Linux_X86_64 LibreOffice_project/40$Build-2</meta:generator>
  </office:meta>
</office:document-meta>
</file>